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4.048cm" svg:y1="9.382cm" svg:x2="15.478cm" svg:y2="9.382cm">
          <text:p/>
        </draw:line>
        <draw:line draw:style-name="gr1" draw:text-style-name="P1" draw:layer="layout" svg:x1="9.382cm" svg:y1="9.382cm" svg:x2="9.382cm" svg:y2="7.858cm">
          <text:p/>
        </draw:line>
        <draw:line draw:style-name="gr2" draw:text-style-name="P1" draw:layer="layout" svg:x1="7.858cm" svg:y1="8.62cm" svg:x2="10.906cm" svg:y2="8.62cm">
          <text:p/>
        </draw:line>
        <draw:line draw:style-name="gr2" draw:text-style-name="P1" draw:layer="layout" svg:x1="7.858cm" svg:y1="8.62cm" svg:x2="7.858cm" svg:y2="9.382cm">
          <text:p/>
        </draw:line>
        <draw:line draw:style-name="gr2" draw:text-style-name="P1" draw:layer="layout" svg:x1="10.906cm" svg:y1="8.62cm" svg:x2="10.906cm" svg:y2="9.382cm">
          <text:p/>
        </draw:line>
        <draw:frame draw:style-name="gr3" draw:layer="layout" svg:width="0.921cm" svg:height="0.482cm" svg:x="14.557cm" svg:y="8.13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421cm" svg:height="0.482cm" svg:x="14.716cm" svg:y="9.38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1" draw:text-style-name="P1" draw:layer="layout" svg:x1="4.048cm" svg:y1="11.668cm" svg:x2="15.478cm" svg:y2="11.668cm">
          <text:p/>
        </draw:line>
        <draw:line draw:style-name="gr1" draw:text-style-name="P1" draw:layer="layout" svg:x1="9.382cm" svg:y1="11.668cm" svg:x2="9.382cm" svg:y2="10.144cm">
          <text:p/>
        </draw:line>
        <draw:line draw:style-name="gr2" draw:text-style-name="P1" draw:layer="layout" svg:x1="7.096cm" svg:y1="10.906cm" svg:x2="11.668cm" svg:y2="10.906cm">
          <text:p/>
        </draw:line>
        <draw:line draw:style-name="gr2" draw:text-style-name="P1" draw:layer="layout" svg:x1="7.096cm" svg:y1="10.906cm" svg:x2="7.096cm" svg:y2="11.668cm">
          <text:p/>
        </draw:line>
        <draw:frame draw:style-name="gr3" draw:layer="layout" svg:width="1.238cm" svg:height="0.482cm" svg:x="14.557cm" svg:y="10.42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421cm" svg:height="0.482cm" svg:x="14.716cm" svg:y="11.66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" draw:text-style-name="P1" draw:layer="layout" svg:x1="4.048cm" svg:y1="13.954cm" svg:x2="15.478cm" svg:y2="13.954cm">
          <text:p/>
        </draw:line>
        <draw:line draw:style-name="gr1" draw:text-style-name="P1" draw:layer="layout" svg:x1="9.382cm" svg:y1="13.954cm" svg:x2="9.382cm" svg:y2="12.43cm">
          <text:p/>
        </draw:line>
        <draw:line draw:style-name="gr2" draw:text-style-name="P1" draw:layer="layout" svg:x1="6.334cm" svg:y1="13.192cm" svg:x2="12.43cm" svg:y2="13.192cm">
          <text:p/>
        </draw:line>
        <draw:line draw:style-name="gr2" draw:text-style-name="P1" draw:layer="layout" svg:x1="6.334cm" svg:y1="13.192cm" svg:x2="6.334cm" svg:y2="13.954cm">
          <text:p/>
        </draw:line>
        <draw:line draw:style-name="gr2" draw:text-style-name="P1" draw:layer="layout" svg:x1="12.43cm" svg:y1="13.192cm" svg:x2="12.43cm" svg:y2="13.954cm">
          <text:p/>
        </draw:line>
        <draw:frame draw:style-name="gr3" draw:layer="layout" svg:width="0.921cm" svg:height="0.482cm" svg:x="14.557cm" svg:y="12.7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421cm" svg:height="0.482cm" svg:x="14.716cm" svg:y="13.95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2" draw:text-style-name="P1" draw:layer="layout" svg:x1="11.668cm" svg:y1="10.906cm" svg:x2="11.668cm" svg:y2="11.66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Julien Arino</meta:initial-creator>
    <meta:creation-date>2007-04-03T09:46:42</meta:creation-date>
    <dc:creator>Julien Arino</dc:creator>
    <dc:date>2007-04-03T09:51:45</dc:date>
    <dc:language>en-US</dc:language>
    <meta:editing-cycles>3</meta:editing-cycles>
    <meta:editing-duration>PT5M3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t</math:mi>
      <math:mo math:stretchy="false">=</math:mo>
      <math:mn>1</math:mn>
    </math:mrow>
    <math:annotation math:encoding="StarMath 5.0">t=1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t</math:mi>
      <math:mo math:stretchy="false">=</math:mo>
      <math:mn>1.5</math:mn>
    </math:mrow>
    <math:annotation math:encoding="StarMath 5.0">t=1.5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t</math:mi>
      <math:mo math:stretchy="false">=</math:mo>
      <math:mn>2</math:mn>
    </math:mrow>
    <math:annotation math:encoding="StarMath 5.0">t=2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